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1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column table:style-name="co2" table:number-columns-repeated="47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4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ell_light_damage</text:p>
          </table:table-cell>
          <table:table-cell table:number-columns-repeated="3"/>
          <table:table-cell office:value-type="string" calcext:value-type="string">
            <text:p>mana_battery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spell_nature_damage</text:p>
          </table:table-cell>
          <table:table-cell table:number-columns-repeated="10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big_will_of_mana</text:p>
          </table:table-cell>
          <table:table-cell table:number-columns-repeated="3"/>
          <table:table-cell office:value-type="string" calcext:value-type="string">
            <text:p>spell_dark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ell_light_damage</text:p>
          </table:table-cell>
          <table:table-cell table:number-columns-repeated="2"/>
          <table:table-cell office:value-type="string" calcext:value-type="string">
            <text:p>big_breath_of_light</text:p>
          </table:table-cell>
          <table:table-cell table:number-columns-repeated="2"/>
          <table:table-cell office:value-type="string" calcext:value-type="string">
            <text:p>spell_light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4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rk_damage</text:p>
          </table:table-cell>
          <table:table-cell table:number-columns-repeated="2"/>
          <table:table-cell office:value-type="string" calcext:value-type="string">
            <text:p>big_breath_of_dark</text:p>
          </table:table-cell>
          <table:table-cell table:number-columns-repeated="2"/>
          <table:table-cell office:value-type="string" calcext:value-type="string">
            <text:p>spell_dark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light_damage_and_dot</text:p>
          </table:table-cell>
          <table:table-cell/>
          <table:table-cell office:value-type="string" calcext:value-type="string">
            <text:p>spell_light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rk_damage_and_dot</text:p>
          </table:table-cell>
          <table:table-cell/>
          <table:table-cell office:value-type="string" calcext:value-type="string">
            <text:p>spell_dark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ig_heart_of_light</text:p>
          </table:table-cell>
          <table:table-cell table:number-columns-repeated="5"/>
          <table:table-cell office:value-type="string" calcext:value-type="string">
            <text:p>spell_light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big_heart_of_water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big_heart_of_natur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4"/>
          <table:table-cell office:value-type="string" calcext:value-type="string">
            <text:p>big_heart_of_fire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big_heart_of_dark</text:p>
          </table:table-cell>
          <table:table-cell table:number-columns-repeated="5"/>
          <table:table-cell office:value-type="string" calcext:value-type="string">
            <text:p>spell_dark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dex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light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water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6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nature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6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fire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dark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4"/>
          <table:table-cell office:value-type="string" calcext:value-type="string">
            <text:p>int</text:p>
          </table:table-cell>
          <table:table-cell table:number-columns-repeated="2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int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hp_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mento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big_subtle</text:p>
          </table:table-cell>
          <table:table-cell table:number-columns-repeated="7"/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7"/>
          <table:table-cell office:value-type="string" calcext:value-type="string">
            <text:p>big_subtle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ig_spell_cri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ig_spell_cri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spell_fir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pell_natur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pell_water_damage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big_flame_of_life</text:p>
          </table:table-cell>
          <table:table-cell table:number-columns-repeated="3"/>
          <table:table-cell office:value-type="string" calcext:value-type="string">
            <text:p>big_aspect_of_nature</text:p>
          </table:table-cell>
          <table:table-cell table:number-columns-repeated="3"/>
          <table:table-cell office:value-type="string" calcext:value-type="string">
            <text:p>big_flow_of_mana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fir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pell_natur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pell_water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ad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lat_ms_mana_regen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vampi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ms_mana_regen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damage</text:p>
          </table:table-cell>
          <table:table-cell table:number-columns-repeated="14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blood_siph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flat_health_mana</text:p>
          </table:table-cell>
          <table:table-cell table:number-columns-repeated="2"/>
          <table:table-cell office:value-type="string" calcext:value-type="string">
            <text:p>divinity</text:p>
          </table:table-cell>
          <table:table-cell table:number-columns-repeated="2"/>
          <table:table-cell office:value-type="string" calcext:value-type="string">
            <text:p>flat_health_mana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all_elemental_damag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illpow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flat_mana_reg_melee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all_elemental_damage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office:value-type="string" calcext:value-type="string">
            <text:p>T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effect_of_ele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ig_heal_wis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empla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ge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battle_mage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4"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7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heal_int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cast_speed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increase_healin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cast_speed</text:p>
          </table:table-cell>
          <table:table-cell/>
          <table:table-cell office:value-type="string" calcext:value-type="string">
            <text:p>cast_speed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ttack_speed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attack_speed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big_str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steady_hand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lifestea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ig_agilit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hunters_path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odge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big_hunter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agility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projectile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ig_steal_vi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projectile_damage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projectile_damag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ow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steal_st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 table:number-columns-repeated="4"/>
          <table:table-cell office:value-type="string" calcext:value-type="string">
            <text:p>sword_damage</text:p>
          </table:table-cell>
          <table:table-cell table:number-columns-repeated="4"/>
          <table:table-cell office:value-type="string" calcext:value-type="string">
            <text:p>sword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lifesteal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4"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projectile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ow_damage</text:p>
          </table:table-cell>
          <table:table-cell table:number-columns-repeated="4"/>
          <table:table-cell table:style-name="ce4" office:value-type="string" calcext:value-type="string">
            <text:p>bow_damage</text:p>
          </table:table-cell>
          <table:table-cell table:number-columns-repeated="4"/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warrio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hunter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ow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lifesteal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flat_mana_reg_melee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mana_reg_melee_dmg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table:style-name="ce5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hp_re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hp_re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hp_res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hp_res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hp_re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hp_re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7"/>
          <table:table-cell office:value-type="string" calcext:value-type="string">
            <text:p>hp_re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7"/>
          <table:table-cell office:value-type="string" calcext:value-type="string">
            <text:p>hp_re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15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_and_regen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self_reflection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20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xe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4"/>
          <table:table-cell table:style-name="ce4"/>
          <table:table-cell table:number-columns-repeated="1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ad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ossbow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xe_damage</text:p>
          </table:table-cell>
          <table:table-cell table:number-columns-repeated="4"/>
          <table:table-cell office:value-type="string" calcext:value-type="string">
            <text:p>axe_damage</text:p>
          </table:table-cell>
          <table:table-cell table:number-columns-repeated="4"/>
          <table:table-cell office:value-type="string" calcext:value-type="string">
            <text:p>ax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crossbow_damage</text:p>
          </table:table-cell>
          <table:table-cell table:number-columns-repeated="4"/>
          <table:table-cell table:style-name="ce4"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vampi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xe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ossbow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blood_siph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big_blood_thirst</text:p>
          </table:table-cell>
          <table:table-cell table:number-columns-repeated="4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"/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dex</text:p>
          </table:table-cell>
          <table:table-cell table:number-columns-repeated="21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21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2"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armor_and_dodge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4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all_light_damage</text:p>
          </table:table-cell>
          <table:table-cell table:number-columns-repeated="3"/>
          <table:table-cell office:value-type="string" calcext:value-type="string">
            <text:p>refined_taste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all_water_damage</text:p>
          </table:table-cell>
          <table:table-cell table:number-columns-repeated="10"/>
          <table:table-cell office:value-type="string" calcext:value-type="string">
            <text:p>all_nature_damage</text:p>
          </table:table-cell>
          <table:table-cell table:number-columns-repeated="10"/>
          <table:table-cell office:value-type="string" calcext:value-type="string">
            <text:p>all_fire_dama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all_dark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light_damage</text:p>
          </table:table-cell>
          <table:table-cell table:number-columns-repeated="2"/>
          <table:table-cell office:value-type="string" calcext:value-type="string">
            <text:p>light_dom</text:p>
          </table:table-cell>
          <table:table-cell table:number-columns-repeated="2"/>
          <table:table-cell office:value-type="string" calcext:value-type="string">
            <text:p>all_light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water_dom</text:p>
          </table:table-cell>
          <table:table-cell table:number-columns-repeated="2"/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all_nature_damage</text:p>
          </table:table-cell>
          <table:table-cell table:number-columns-repeated="2"/>
          <table:table-cell office:value-type="string" calcext:value-type="string">
            <text:p>nature_dom</text:p>
          </table:table-cell>
          <table:table-cell table:number-columns-repeated="2"/>
          <table:table-cell office:value-type="string" calcext:value-type="string">
            <text:p>all_nature_damage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fire_dom</text:p>
          </table:table-cell>
          <table:table-cell table:number-columns-repeated="2"/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dark_damage</text:p>
          </table:table-cell>
          <table:table-cell table:number-columns-repeated="2"/>
          <table:table-cell office:value-type="string" calcext:value-type="string">
            <text:p>dark_dom</text:p>
          </table:table-cell>
          <table:table-cell table:number-columns-repeated="2"/>
          <table:table-cell office:value-type="string" calcext:value-type="string">
            <text:p>all_dark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p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_damage</text:p>
          </table:table-cell>
          <table:table-cell/>
          <table:table-cell office:value-type="string" calcext:value-type="string">
            <text:p>all_light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water_damage</text:p>
          </table:table-cell>
          <table:table-cell/>
          <table:table-cell office:value-type="string" calcext:value-type="string">
            <text:p>all_water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nature_damage</text:p>
          </table:table-cell>
          <table:table-cell/>
          <table:table-cell office:value-type="string" calcext:value-type="string">
            <text:p>all_nature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fire_damage</text:p>
          </table:table-cell>
          <table:table-cell/>
          <table:table-cell office:value-type="string" calcext:value-type="string">
            <text:p>all_fire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dark_damage</text:p>
          </table:table-cell>
          <table:table-cell/>
          <table:table-cell office:value-type="string" calcext:value-type="string">
            <text:p>all_dark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light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light_damage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"/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all_natu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nature_damage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all_dark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dark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5"/>
          <table:table-cell office:value-type="string" calcext:value-type="string">
            <text:p>true_hi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light_damage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water_damage</text:p>
          </table:table-cell>
          <table:table-cell table:number-columns-repeated="2" office:value-type="string" calcext:value-type="string">
            <text:p>K</text:p>
          </table:table-cell>
          <table:table-cell table:number-columns-repeated="6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nature_damage</text:p>
          </table:table-cell>
          <table:table-cell table:number-columns-repeated="2" office:value-type="string" calcext:value-type="string">
            <text:p>K</text:p>
          </table:table-cell>
          <table:table-cell table:number-columns-repeated="6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fire_damage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dark_damage</text:p>
          </table:table-cell>
          <table:table-cell table:number-columns-repeated="2"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4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 calcext:value-type="string">
            <text:p>K</text:p>
          </table:table-cell>
          <table:table-cell table:number-columns-repeated="13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 table:number-rows-repeated="1048353">
          <table:table-cell table:number-columns-repeated="1024"/>
        </table:table-row>
        <table:table-row table:style-name="ro2" table:number-rows-repeated="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9:08:45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1-04-12T19:28:26.184000000</dc:date>
    <meta:editing-cycles>314</meta:editing-cycles>
    <meta:editing-duration>PT16H12M50S</meta:editing-duration>
    <meta:document-statistic meta:table-count="1" meta:cell-count="3760" meta:object-count="0"/>
  </office:meta>
</office:document-meta>
</file>